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321f" officeooo:paragraph-rsid="0015321f"/>
    </style:style>
    <style:style style:name="P4" style:family="paragraph" style:parent-style-name="Standard">
      <style:text-properties fo:language="en" fo:country="US" officeooo:rsid="001a147e" officeooo:paragraph-rsid="001a147e"/>
    </style:style>
    <style:style style:name="P5" style:family="paragraph" style:parent-style-name="Standard">
      <style:text-properties fo:language="en" fo:country="US" officeooo:rsid="001ac0d9" officeooo:paragraph-rsid="001ac0d9"/>
    </style:style>
    <style:style style:name="P6" style:family="paragraph" style:parent-style-name="Standard">
      <style:text-properties fo:language="en" fo:country="US" fo:font-weight="bold" officeooo:rsid="001ac0d9" officeooo:paragraph-rsid="001ac0d9" style:font-weight-asian="bold" style:font-weight-complex="bold"/>
    </style:style>
    <style:style style:name="P7" style:family="paragraph" style:parent-style-name="Standard">
      <style:text-properties fo:language="en" fo:country="US" fo:font-weight="bold" officeooo:paragraph-rsid="001ac0d9" style:font-weight-asian="bold" style:font-weight-complex="bold"/>
    </style:style>
    <style:style style:name="P8" style:family="paragraph" style:parent-style-name="Standard">
      <style:text-properties fo:language="en" fo:country="US" officeooo:paragraph-rsid="001ac0d9"/>
    </style:style>
    <style:style style:name="P9" style:family="paragraph" style:parent-style-name="Standard" style:list-style-name="L1">
      <style:text-properties officeooo:paragraph-rsid="00162a98"/>
    </style:style>
    <style:style style:name="P10" style:family="paragraph" style:parent-style-name="Standard" style:list-style-name="L1">
      <style:text-properties officeooo:paragraph-rsid="00182d05"/>
    </style:style>
    <style:style style:name="P11" style:family="paragraph" style:parent-style-name="Standard" style:list-style-name="L1">
      <style:text-properties officeooo:paragraph-rsid="0021b4c9"/>
    </style:style>
    <style:style style:name="P12" style:family="paragraph" style:parent-style-name="Standard" style:list-style-name="L1">
      <style:text-properties officeooo:paragraph-rsid="002473b0"/>
    </style:style>
    <style:style style:name="P13" style:family="paragraph" style:parent-style-name="Standard" style:list-style-name="L1">
      <style:text-properties officeooo:paragraph-rsid="00266188"/>
    </style:style>
    <style:style style:name="P14" style:family="paragraph" style:parent-style-name="Standard" style:list-style-name="L1">
      <style:text-properties fo:language="en" fo:country="US" officeooo:rsid="0015321f" officeooo:paragraph-rsid="0015321f" fo:background-color="#66ff66"/>
    </style:style>
    <style:style style:name="P15" style:family="paragraph" style:parent-style-name="Standard" style:list-style-name="L1">
      <style:text-properties fo:language="en" fo:country="US" officeooo:rsid="0020130e" officeooo:paragraph-rsid="0020130e" fo:background-color="#66ff66"/>
    </style:style>
    <style:style style:name="P16" style:family="paragraph" style:parent-style-name="Standard" style:list-style-name="L1">
      <style:text-properties fo:language="en" fo:country="US" fo:font-weight="bold" officeooo:rsid="0015321f" officeooo:paragraph-rsid="0015321f" style:font-weight-asian="bold" style:font-weight-complex="bold"/>
    </style:style>
    <style:style style:name="P17" style:family="paragraph" style:parent-style-name="Standard" style:list-style-name="L1">
      <style:text-properties fo:language="en" fo:country="US" officeooo:rsid="0017a242" officeooo:paragraph-rsid="0017a242"/>
    </style:style>
    <style:style style:name="P18" style:family="paragraph" style:parent-style-name="Standard" style:list-style-name="L1">
      <style:text-properties fo:language="en" fo:country="US" officeooo:rsid="0015321f" officeooo:paragraph-rsid="0015321f"/>
    </style:style>
    <style:style style:name="P19" style:family="paragraph" style:parent-style-name="Standard" style:list-style-name="L2">
      <style:text-properties fo:language="en" fo:country="US" officeooo:rsid="00130e13" officeooo:paragraph-rsid="00130e13"/>
    </style:style>
    <style:style style:name="P20" style:family="paragraph" style:parent-style-name="Standard" style:list-style-name="L1">
      <style:text-properties fo:language="en" fo:country="US" officeooo:rsid="0020130e" officeooo:paragraph-rsid="0020130e"/>
    </style:style>
    <style:style style:name="P21" style:family="paragraph" style:parent-style-name="Standard" style:list-style-name="L1">
      <style:text-properties fo:language="en" fo:country="US" officeooo:rsid="0020130e" officeooo:paragraph-rsid="00266188"/>
    </style:style>
    <style:style style:name="P22" style:family="paragraph" style:parent-style-name="Standard" style:list-style-name="L1">
      <style:text-properties fo:language="en" fo:country="US" officeooo:rsid="00226b84" officeooo:paragraph-rsid="00226b84"/>
    </style:style>
    <style:style style:name="P23" style:family="paragraph" style:parent-style-name="Standard" style:list-style-name="L1">
      <style:text-properties officeooo:rsid="0017a242" officeooo:paragraph-rsid="0017a242"/>
    </style:style>
    <style:style style:name="T1" style:family="text">
      <style:text-properties fo:color="#666666" fo:font-style="italic" style:font-style-asian="italic" style:font-style-complex="italic"/>
    </style:style>
    <style:style style:name="T2" style:family="text">
      <style:text-properties fo:color="#666666" fo:font-style="italic" officeooo:rsid="00130e13" style:font-style-asian="italic" style:font-style-complex="italic"/>
    </style:style>
    <style:style style:name="T3" style:family="text">
      <style:text-properties fo:language="en" fo:country="US"/>
    </style:style>
    <style:style style:name="T4" style:family="text">
      <style:text-properties fo:language="en" fo:country="US" officeooo:rsid="00162a98"/>
    </style:style>
    <style:style style:name="T5" style:family="text">
      <style:text-properties fo:language="en" fo:country="US" officeooo:rsid="0017a242"/>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162a98" style:font-weight-asian="bold" style:font-weight-complex="bold"/>
    </style:style>
    <style:style style:name="T8" style:family="text">
      <style:text-properties fo:language="en" fo:country="US" fo:font-weight="bold" officeooo:rsid="0021b4c9" style:font-weight-asian="bold" style:font-weight-complex="bold"/>
    </style:style>
    <style:style style:name="T9" style:family="text">
      <style:text-properties fo:language="en" fo:country="US" officeooo:rsid="00182d05"/>
    </style:style>
    <style:style style:name="T10" style:family="text">
      <style:text-properties fo:language="en" fo:country="US" officeooo:rsid="0021b4c9"/>
    </style:style>
    <style:style style:name="T11" style:family="text">
      <style:text-properties fo:language="en" fo:country="US" fo:font-weight="normal" officeooo:rsid="0021b4c9" style:font-weight-asian="normal" style:font-weight-complex="normal"/>
    </style:style>
    <style:style style:name="T12" style:family="text">
      <style:text-properties fo:language="en" fo:country="US" fo:font-weight="normal" officeooo:rsid="002473b0" style:font-weight-asian="normal" style:font-weight-complex="normal"/>
    </style:style>
    <style:style style:name="T13" style:family="text">
      <style:text-properties fo:language="en" fo:country="US" officeooo:rsid="00266188"/>
    </style:style>
    <style:style style:name="T14" style:family="text">
      <style:text-properties fo:language="en" fo:country="US" officeooo:rsid="0027d43b"/>
    </style:style>
    <style:style style:name="T15" style:family="text">
      <style:text-properties fo:language="en" fo:country="US" officeooo:rsid="00266188" fo:background-color="#66ff66" loext:char-shading-value="0"/>
    </style:style>
    <style:style style:name="T16" style:family="text">
      <style:text-properties fo:language="en" fo:country="US" officeooo:rsid="00266188" fo:background-color="#66ff66" loext:char-shading-value="0"/>
    </style:style>
    <style:style style:name="T17" style:family="text">
      <style:text-properties fo:language="en" fo:country="US" officeooo:rsid="0027d43b" fo:background-color="#66ff66" loext:char-shading-value="0"/>
    </style:style>
    <style:style style:name="T18" style:family="text">
      <style:text-properties fo:language="en" fo:country="US" officeooo:rsid="0027d43b" fo:background-color="#66ff66" loext:char-shading-value="0"/>
    </style:style>
    <style:style style:name="T19" style:family="text">
      <style:text-properties fo:font-weight="bold" style:font-weight-asian="bold" style:font-weight-complex="bold"/>
    </style:style>
    <style:style style:name="T20" style:family="text">
      <style:text-properties fo:font-weight="bold" officeooo:rsid="0022ac73" style:font-weight-asian="bold" style:font-weight-complex="bold"/>
    </style:style>
    <style:style style:name="T21" style:family="text">
      <style:text-properties fo:font-weight="bold" officeooo:rsid="0025a3c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d9f99" style:font-weight-asian="normal" style:font-weight-complex="normal"/>
    </style:style>
    <style:style style:name="T24" style:family="text">
      <style:text-properties fo:font-weight="normal" officeooo:rsid="001e9ef4" style:font-weight-asian="normal" style:font-weight-complex="normal"/>
    </style:style>
    <style:style style:name="T25" style:family="text">
      <style:text-properties officeooo:rsid="001b25bc"/>
    </style:style>
    <style:style style:name="T26" style:family="text">
      <style:text-properties officeooo:rsid="001d9f99"/>
    </style:style>
    <style:style style:name="T27" style:family="text">
      <style:text-properties style:text-underline-style="solid" style:text-underline-width="auto" style:text-underline-color="font-color" fo:font-weight="normal" officeooo:rsid="001e9ef4" style:font-weight-asian="normal" style:font-weight-complex="normal"/>
    </style:style>
    <style:style style:name="T28" style:family="text">
      <style:text-properties officeooo:rsid="0022ac73"/>
    </style:style>
    <style:style style:name="T29" style:family="text">
      <style:text-properties officeooo:rsid="0025a3cd"/>
    </style:style>
    <style:style style:name="T30" style:family="text">
      <style:text-properties officeooo:rsid="00266188"/>
    </style:style>
    <style:style style:name="T31" style:family="text">
      <style:text-properties fo:background-color="#66ff66" loext:char-shading-value="0"/>
    </style:style>
    <style:style style:name="T32" style:family="text">
      <style:text-properties fo:background-color="#66ff66"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 </text:p>
      <text:p text:style-name="P3">9 Nov. 2019 </text:p>
      <text:p text:style-name="P2"/>
      <text:h text:style-name="Heading_20_2" text:outline-level="2">Notes:</text:h>
      <text:p text:style-name="P3"/>
      <text:p text:style-name="P3">pdfimages -v</text:p>
      <text:p text:style-name="P3">pdfimages -list 10pgs.pdf </text:p>
      <text:p text:style-name="P3"/>
      <text:p text:style-name="P3">pdfimages -tiff 10pgs.pdf imgs</text:p>
      <text:p text:style-name="P3"/>
      <text:p text:style-name="P3">mkdir imgs</text:p>
      <text:p text:style-name="P3">pdfimages -tiff 10pgs.pdf imgs/out</text:p>
      <text:p text:style-name="P3"/>
      <text:p text:style-name="P3">sudo apt update</text:p>
      <text:p text:style-name="P3">sudo apt install tesseract-ocr</text:p>
      <text:p text:style-name="P2"/>
      <text:p text:style-name="P4">sudo apt install exactimage</text:p>
      <text:p text:style-name="P4">hocr2pdf </text:p>
      <text:p text:style-name="P2"/>
      <text:p text:style-name="P5">pdftoppm <text:span text:style-name="T25">in</text:span>.pdf out.pdf</text:p>
      <text:p text:style-name="P5"/>
      <text:p text:style-name="P6">time pdftoppm -r 300 testpdf.pdf imgs8/pg </text:p>
      <text:p text:style-name="P8"/>
      <text:p text:style-name="P8">convert -density 300 myFile.pdf -depth 8 -background white output-%04d.tiff</text:p>
      <text:p text:style-name="P8"><text:a xlink:type="simple" xlink:href="https://askubuntu.com/questions/760993/how-to-programmatically-determine-dpi-of-images-in-pdf-file" text:style-name="Internet_20_link" text:visited-style-name="Visited_20_Internet_20_Link">https://askubuntu.com/questions/760993/how-to-programmatically-determine-dpi-of-images-in-pdf-file</text:a></text:p>
      <text:p text:style-name="P8"/>
      <text:p text:style-name="P8"><text:span text:style-name="T19">time pdftoppm -jpeg -r 300 testpdf.pdf imgs9/pg</text:span> <text:span text:style-name="T26">&lt;== WORKS AWESOME!</text:span></text:p>
      <text:p text:style-name="P8"/>
      <text:p text:style-name="P7">time pdftoppm -jpeg -jpegopt quality=100 -r 300 testpdf.pdf imgs9/pghq <text:span text:style-name="T23">&lt;==== PERFECT!--</text:span><text:span text:style-name="T24">produces .jpg files </text:span><text:span text:style-name="T27">~2x the size of</text:span><text:span text:style-name="T24"> the default `-jpeg` option (above) alone!</text:span></text:p>
      <text:p text:style-name="P8"/>
      <text:p text:style-name="P8"/>
      <text:p text:style-name="P8"/>
      <text:p text:style-name="P2"/>
      <text:list xml:id="list1610305530" text:style-name="L1">
        <text:list-item>
          <text:p text:style-name="P14">20191109:</text:p>
          <text:list>
            <text:list-item>
              <text:p text:style-name="P16">Programmatic STEPS:</text:p>
              <text:list>
                <text:list-item>
                  <text:p text:style-name="P23"><text:span text:style-name="T4">C</text:span><text:span text:style-name="T3">reate temp folder with exact timestamp temp-yyyymmdd-hhmmss.nanoseconds</text:span></text:p>
                </text:list-item>
                <text:list-item>
                  <text:p text:style-name="P9"><text:span text:style-name="T4">Use </text:span><text:span text:style-name="T7">pdfimages</text:span><text:span text:style-name="T4"> (which is part of `poppler-utils` [</text:span><text:a xlink:type="simple" xlink:href="https://launchpad.net/ubuntu/trusty/+package/poppler-utils" text:style-name="Internet_20_link" text:visited-style-name="Visited_20_Internet_20_Link">https://launchpad.net/ubuntu/trusty/+package/poppler-utils</text:a><text:span text:style-name="T4">]) to convert </text:span><text:span text:style-name="T5">a pdf into a ton of super-high-contrast, original-quality black with white text tiff files.</text:span></text:p>
                  <text:list>
                    <text:list-item>
                      <text:p text:style-name="P10"><text:span text:style-name="T5">S</text:span><text:span text:style-name="T9">ource: </text:span><text:a xlink:type="simple" xlink:href="https://askubuntu.com/questions/760993/how-to-programmatically-determine-dpi-of-images-in-pdf-file/1028209#1028209" text:style-name="Internet_20_link" text:visited-style-name="Visited_20_Internet_20_Link"><text:span text:style-name="T3">https://askubuntu.com/questions/760993/how-to-programmatically-determine-dpi-of-images-in-pdf-file/1028209#1028209</text:span></text:a><text:span text:style-name="T9"> </text:span></text:p>
                    </text:list-item>
                  </text:list>
                </text:list-item>
                <text:list-item>
                  <text:p text:style-name="P23"><text:span text:style-name="T5">U</text:span><text:span text:style-name="T3">se </text:span><text:span text:style-name="T6">tesseract</text:span><text:span text:style-name="T3"> OCR to scan the images, obtaining a text file with position information (hOCR format or something?)</text:span></text:p>
                </text:list-item>
                <text:list-item>
                  <text:p text:style-name="P17"><text:soft-page-break/>Overlay that back onto the *original* PDF, possibly 1 page at a time, then re-merging back into 1 pdf at the end.</text:p>
                </text:list-item>
                <text:list-item>
                  <text:p text:style-name="P17">Delete temp folder</text:p>
                </text:list-item>
              </text:list>
            </text:list-item>
          </text:list>
        </text:list-item>
        <text:list-item>
          <text:p text:style-name="P15">20191230:</text:p>
          <text:list>
            <text:list-item>
              <text:p text:style-name="P20">I need to improve the process for converting from a directory of images to a single, searchable PDF!</text:p>
              <text:list>
                <text:list-item>
                  <text:p text:style-name="P20">Using large jpeg images as inputs (ex: 3MB each) creates a HUGE output PDF, in size equal to the sum of all the image sizes. Ex: 7 images → 20 MB searchable PDF. </text:p>
                </text:list-item>
                <text:list-item>
                  <text:p text:style-name="P20">Compressing the jpeg images first to 500kB each significantly improves this. Ex: 7 images → 3.5 MB searchable PDF. </text:p>
                </text:list-item>
                <text:list-item>
                  <text:p text:style-name="P20">Converting all jpeg images to tiff first then running tesseract on them → ~10MB searchable PDF, but *much better OCR results* since tiff was used as the input! </text:p>
                </text:list-item>
                <text:list-item>
                  <text:p text:style-name="P20">...so, I think this is what I need to do:</text:p>
                  <text:list>
                    <text:list-item>
                      <text:p text:style-name="P20">Convert a directory of images all to uncompressed tiff, first. <text:span text:style-name="T28">Perhaps try using the `</text:span><text:span text:style-name="T20">convert</text:span><text:span text:style-name="T28">` command for this.</text:span></text:p>
                    </text:list-item>
                    <text:list-item>
                      <text:p text:style-name="P20">Use tesseract to do OCR on these images, outputting all discovered text to an intermediary text format which contains all text and its location on the image. </text:p>
                      <text:list>
                        <text:list-item>
                          <text:p text:style-name="P20">This is OCR data obtained from HIGH RESOLUTION TIFF IMAGES.</text:p>
                        </text:list-item>
                        <text:list-item>
                          <text:p text:style-name="P11"><text:span text:style-name="T10">The intermediary text output format is called </text:span><text:span text:style-name="T8">hocr</text:span><text:span text:style-name="T11">; see here: </text:span><text:a xlink:type="simple" xlink:href="https://github.com/tesseract-ocr/tesseract/wiki/Command-Line-Usage" text:style-name="Internet_20_link" text:visited-style-name="Visited_20_Internet_20_Link"><text:span text:style-name="T22">https://github.com/tesseract-ocr/tesseract/wiki/Command-Line-Usage</text:span></text:a><text:span text:style-name="T11"> </text:span></text:p>
                        </text:list-item>
                      </text:list>
                    </text:list-item>
                    <text:list-item>
                      <text:p text:style-name="P20">Go back to the original files, whatever their type, and convert them to *compressed jpeg images* (ex: 500kB each, but *let this be a user-configurable input parameter!*)</text:p>
                    </text:list-item>
                    <text:list-item>
                      <text:p text:style-name="P20">Take these compressed images, and combine them with the output from the tesseract run into a single, compressed PDF! This way you get the best of both worlds! 1) the OCR is accurate because you performed it on UNCOMPRESSED TIFF FILES, and 2) the final output PDF is *small* because you overlaid the good OCR output onto *compressed* jpeg images to get the final output pdf!</text:p>
                      <text:list>
                        <text:list-item>
                          <text:p text:style-name="P22">I’ll need some sort of “hocr” tool to overlay hocr data onto an image and output a pdf! Try `hocr2pdf`, here: <text:a xlink:type="simple" xlink:href="http://manpages.ubuntu.com/manpages/trusty/man1/hocr2pdf.1.html" text:style-name="Internet_20_link" text:visited-style-name="Visited_20_Internet_20_Link">http://manpages.ubuntu.com/manpages/trusty/man1/hocr2pdf.1.html</text:a></text:p>
                        </text:list-item>
                        <text:list-item>
                          <text:p text:style-name="P22">Sample command: <text:span text:style-name="T19">hocr2pdf -i scan.tiff -o test.pdf &lt; cuneiform-out.hocr</text:span></text:p>
                        </text:list-item>
                        <text:list-item>
                          <text:p text:style-name="P12"><text:span text:style-name="T12">Other options; Google search for “hocr to pdf” - </text:span><text:a xlink:type="simple" xlink:href="https://www.google.com/search?q=hocr+to+pdf&amp;oq=hocr+to+pdf&amp;aqs=chrome..69i57.1597j0j4&amp;sourceid=chrome&amp;ie=UTF-8" text:style-name="Internet_20_link" text:visited-style-name="Visited_20_Internet_20_Link">https://www.google.com/search?q=hocr+to+pdf&amp;oq=hocr+to+pdf&amp;aqs=chrome..69i57.1597j0j4&amp;sourceid=chrome&amp;ie=UTF-8</text:a> </text:p>
                        </text:list-item>
                      </text:list>
                    </text:list-item>
                    <text:list-item>
                      <text:p text:style-name="P20">So….ADD THIS FEATURE!</text:p>
                    </text:list-item>
                  </text:list>
                </text:list-item>
              </text:list>
            </text:list-item>
            <text:list-item>
              <text:p text:style-name="P21">Note that this feature should work for both input cases: input.pdf AND dir_of_imgs. Here’s what the new call might look like: <text:span text:style-name="T29">`</text:span><text:span text:style-name="T21">pdf2searchablepdf &lt;input.pdf | dir_of_imgs&gt; [-l &lt;lang&gt;] [-c &lt;compressed_jpg_size_per_pg&gt;]</text:span><text:span text:style-name="T29">`. Note that this will require manually parsing the input to make the language -l flag, as well as the compression -c flag, both OPTIONAL PARAMETERS! </text:span></text:p>
              <text:list>
                <text:list-item>
                  <text:p text:style-name="P13"><text:span text:style-name="T16">To implement this, look at the “Manual loop” parsing code here, </text:span><text:span text:style-name="T18">which looks really good!</text:span><text:span text:style-name="T16">: </text:span><text:a xlink:type="simple" xlink:href="http://mywiki.wooledge.org/BashFAQ/035" text:style-name="Internet_20_link" text:visited-style-name="Visited_20_Internet_20_Link"><text:span text:style-name="T32">http://mywiki.wooledge.org/BashFAQ/035</text:span></text:a><text:span text:style-name="T16">.</text:span></text:p>
                </text:list-item>
              </text:list>
            </text:list-item>
            <text:list-item>
              <text:p text:style-name="P20"/>
            </text:list-item>
            <text:list-item>
              <text:p text:style-name="P20"/>
            </text:list-item>
          </text:list>
        </text:list-item>
        <text:list-item>
          <text:p text:style-name="P18">d</text:p>
        </text:list-item>
        <text:list-item>
          <text:p text:style-name="P18"><text:soft-page-break/>d</text:p>
        </text:list-item>
        <text:list-item>
          <text:p text:style-name="P18">d</text:p>
        </text:list-item>
        <text:list-item>
          <text:p text:style-name="P18">d</text:p>
        </text:list-item>
        <text:list-item>
          <text:p text:style-name="P18">d</text:p>
        </text:list-item>
        <text:list-item>
          <text:p text:style-name="P18">d</text:p>
        </text:list-item>
        <text:list-item>
          <text:p text:style-name="P18"/>
        </text:list-item>
      </text:list>
      <text:list xml:id="list2387374412" text:style-name="L2">
        <text:list-item>
          <text:p text:style-name="P19">d</text:p>
        </text:list-item>
        <text:list-item>
          <text:p text:style-name="P19">d</text:p>
        </text:list-item>
        <text:list-item>
          <text:p text:style-name="P19">dd</text:p>
        </text:list-item>
        <text:list-item>
          <text:p text:style-name="P19">d</text:p>
        </text:list-item>
        <text:list-item>
          <text:p text:style-name="P19">d</text:p>
        </text:list-item>
        <text:list-item>
          <text:p text:style-name="P19">dd</text:p>
        </text:list-item>
        <text:list-item>
          <text:p text:style-name="P19">d</text:p>
        </text:list-item>
        <text:list-item>
          <text:p text:style-name="P19">d</text:p>
        </text:list-item>
        <text:list-item>
          <text:p text:style-name="P19">d</text:p>
        </text:list-item>
        <text:list-item>
          <text:p text:style-name="P19">d</text:p>
        </text:list-item>
        <text:list-item>
          <text:p text:style-name="P19">d</text:p>
        </text:list-item>
        <text:list-item>
          <text:p text:style-name="P19">d</text:p>
        </text:list-item>
        <text:list-item>
          <text:p text:style-name="P1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style:font-style-asian="italic" style:font-style-complex="italic"/>
    </style:style>
    <style:style style:name="MT2"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df2searchablepdf – </text:span><text:span text:style-name="MT2">what to work on next </text:span><text:tab/><text:tab/><text:page-number text:select-page="current">3</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9-12-30T10:13:24.441589196</dc:date>
    <meta:editing-duration>PT2H7M17S</meta:editing-duration>
    <meta:editing-cycles>22</meta:editing-cycles>
    <meta:generator>LibreOffice/6.0.7.3$Linux_X86_64 LibreOffice_project/00m0$Build-3</meta:generator>
    <meta:document-statistic meta:table-count="0" meta:image-count="0" meta:object-count="0" meta:page-count="3" meta:paragraph-count="67" meta:word-count="621" meta:character-count="4030" meta:non-whitespace-character-count="3506"/>
  </office:meta>
</office:document-meta>
</file>